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9F000000BEB31593A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" svg:font-family="Sans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Bitstream Vera Sans" svg:font-family="'Bitstream Vera Sans'" style:font-family-generic="roman" style:font-pitch="variable"/>
    <style:font-face style:name="DejaVu Sans" svg:font-family="'DejaVu Sans'" style:font-family-generic="roman" style:font-pitch="variable"/>
    <style:font-face style:name="Galliard BT" svg:font-family="'Galliard B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Corpo_20_de_20_texto_20_21">
      <style:paragraph-properties fo:text-align="start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2" style:family="paragraph" style:parent-style-name="Texto_20_simples">
      <style:text-properties style:use-window-font-color="true" style:font-name="Verdana" fo:font-size="8pt" fo:language="pt" fo:country="BR" fo:font-weight="bold" style:font-name-asian="MS Mincho" style:font-size-asian="8pt" style:language-asian="en" style:country-asian="US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Corpo_20_de_20_texto_20_22">
      <style:paragraph-properties fo:text-align="start" style:justify-single-word="false"/>
      <style:text-properties style:use-window-font-color="true" style:font-name="Arial" fo:font-size="10pt" fo:language="pt" fo:country="BR" fo:font-weight="bold" style:font-name-asian="Times New Roman" style:font-size-asian="10pt" style:language-asian="en" style:country-asian="US" style:font-weight-asian="bold" style:font-name-complex="Arial" style:font-size-complex="12pt" style:language-complex="ar" style:country-complex="SA" style:font-weight-complex="bold"/>
    </style:style>
    <style:style style:name="P4" style:family="paragraph" style:parent-style-name="Standard">
      <style:paragraph-properties fo:text-align="center" style:justify-single-word="false" fo:background-color="#e6e6e6" fo:padding="0.0138in" fo:border="none">
        <style:tab-stops>
          <style:tab-stop style:position="1.639in"/>
        </style:tab-stops>
        <style:background-image/>
      </style:paragraph-properties>
      <style:text-properties style:use-window-font-color="true" style:font-name="Century Gothic" fo:font-size="4pt" fo:language="pt" fo:country="BR" fo:font-weight="bold" style:font-name-asian="Times New Roman" style:font-size-asian="4pt" style:language-asian="en" style:country-asian="US" style:font-weight-asian="bold" style:font-name-complex="Arial" style:font-size-complex="4pt" style:language-complex="ar" style:country-complex="SA" style:font-weight-complex="bold"/>
    </style:style>
    <style:style style:name="P5" style:family="paragraph" style:parent-style-name="Standard">
      <style:paragraph-properties fo:text-align="center" style:justify-single-word="false" fo:background-color="transparent">
        <style:tab-stops>
          <style:tab-stop style:position="0in"/>
        </style:tab-stops>
        <style:background-image/>
      </style:paragraph-properties>
      <style:text-properties style:use-window-font-color="true" style:font-name="Century Gothic" fo:font-size="7pt" fo:language="pt" fo:country="BR" fo:font-weight="bold" style:font-name-asian="Times New Roman" style:font-size-asian="7pt" style:language-asian="en" style:country-asian="US" style:font-weight-asian="bold" style:font-name-complex="Times New Roman" style:font-size-complex="7pt" style:language-complex="ar" style:country-complex="SA" style:font-weight-complex="bold"/>
    </style:style>
    <style:style style:name="P6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Century Gothic" fo:font-size="6pt" fo:language="pt" fo:country="BR" style:font-name-asian="Times New Roman" style:font-size-asian="6pt" style:language-asian="en" style:country-asian="US" style:font-name-complex="Times New Roman" style:font-size-complex="6pt" style:language-complex="ar" style:country-complex="SA"/>
    </style:style>
    <style:style style:name="P7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Century Gothic" fo:font-size="10pt" fo:language="pt" fo:country="BR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8" style:family="paragraph" style:parent-style-name="Corpo_20_de_20_texto_20_31">
      <style:paragraph-properties fo:margin-left="0in" fo:margin-right="0in" fo:line-height="150%" fo:text-indent="0.4917in" style:auto-text-indent="false"/>
      <style:text-properties fo:color="#000000" style:font-name="Century Gothic" fo:font-size="7pt" fo:language="pt" fo:country="BR" fo:font-weight="normal" style:font-name-asian="Times New Roman" style:font-size-asian="7pt" style:language-asian="en" style:country-asian="US" style:font-weight-asian="normal" style:font-name-complex="Times New Roman" style:font-size-complex="7pt" style:language-complex="ar" style:country-complex="SA" style:font-weight-complex="normal"/>
    </style:style>
    <style:style style:name="P9" style:family="paragraph" style:parent-style-name="Corpo_20_de_20_texto_20_31">
      <style:paragraph-properties fo:margin-left="0in" fo:margin-right="0in" fo:line-height="150%" fo:text-align="center" style:justify-single-word="false" fo:text-indent="0.4917in" style:auto-text-indent="false"/>
      <style:text-properties fo:color="#000000" style:font-name="Century Gothic" fo:font-size="12pt" fo:language="pt" fo:country="BR" fo:font-weight="normal" style:font-name-asian="Times New Roman" style:font-size-asian="12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0" style:family="paragraph" style:parent-style-name="Corpo_20_de_20_texto_20_31">
      <style:paragraph-properties fo:margin-left="0in" fo:margin-right="0in" fo:line-height="150%" fo:text-indent="0.4917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Corpo_20_de_20_texto_20_21">
      <style:paragraph-properties fo:line-height="150%" fo:text-align="center" style:justify-single-word="false" fo:background-color="#cccccc" fo:padding-left="0in" fo:padding-right="0in" fo:padding-top="0.0835in" fo:padding-bottom="0in" fo:border="0.51pt solid #000000">
        <style:tab-stops>
          <style:tab-stop style:position="2.5283in"/>
        </style:tab-stops>
        <style:background-image/>
      </style:paragraph-properties>
      <style:text-properties style:use-window-font-color="true" style:font-name="Century Gothic" fo:font-size="4pt" fo:language="pt" fo:country="BR" fo:font-style="normal" style:text-underline-style="solid" style:text-underline-width="auto" style:text-underline-color="font-color" fo:font-weight="bold" style:font-name-asian="Times New Roman" style:font-size-asian="4pt" style:language-asian="en" style:country-asian="US" style:font-style-asian="normal" style:font-weight-asian="bold" style:font-name-complex="Times New Roman" style:font-size-complex="4pt" style:language-complex="ar" style:country-complex="SA" style:font-style-complex="italic" style:font-weight-complex="bold"/>
    </style:style>
    <style:style style:name="P12" style:family="paragraph" style:parent-style-name="Corpo_20_de_20_texto_20_21">
      <style:paragraph-properties fo:line-height="150%" fo:text-align="center" style:justify-single-word="false" fo:background-color="#cccccc" fo:padding-left="0in" fo:padding-right="0in" fo:padding-top="0.0835in" fo:padding-bottom="0in" fo:border="0.51pt solid #000000">
        <style:tab-stops>
          <style:tab-stop style:position="2.5283in"/>
        </style:tab-stops>
        <style:background-image/>
      </style:paragraph-properties>
      <style:text-properties style:use-window-font-color="true" style:font-name="Century Gothic" fo:font-size="13pt" fo:language="pt" fo:country="BR" fo:font-style="normal" style:text-underline-style="none" fo:font-weight="bold" style:font-name-asian="Times New Roman" style:font-size-asian="13pt" style:language-asian="en" style:country-asian="US" style:font-style-asian="normal" style:font-weight-asian="bold" style:font-name-complex="Times New Roman" style:font-size-complex="13pt" style:language-complex="ar" style:country-complex="SA" style:font-style-complex="italic" style:font-weight-complex="bold"/>
    </style:style>
    <style:style style:name="P13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12pt" fo:language="pt" fo:country="BR" fo:font-weight="normal" style:font-name-asian="Times New Roman" style:font-size-asian="12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Corpo_20_de_20_texto_20_31">
      <style:paragraph-properties fo:line-height="150%" fo:text-align="start" style:justify-single-word="false"/>
      <style:text-properties style:use-window-font-color="true" fo:font-size="11pt" fo:language="pt" fo:country="BR" style:font-name-asian="Times New Roman" style:font-size-asian="11pt" style:language-asian="en" style:country-asian="US" style:font-name-complex="Times New Roman" style:font-size-complex="12pt" style:language-complex="ar" style:country-complex="SA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17" style:family="paragraph" style:parent-style-name="Standard">
      <style:text-properties style:use-window-font-color="true" style:font-name="Century Gothic" fo:font-size="10pt" fo:language="pt" fo:country="BR" style:font-name-asian="Times New Roman" style:font-size-asian="10pt" style:language-asian="en" style:country-asian="US" style:font-name-complex="Times New Roman" style:font-size-complex="10pt" style:language-complex="ar" style:country-complex="SA" style:font-weight-complex="bold"/>
    </style:style>
    <style:style style:name="P18" style:family="paragraph" style:parent-style-name="Standard" style:master-page-name="Standard">
      <style:paragraph-properties fo:text-align="center" style:justify-single-word="false" style:page-number="auto" fo:background-color="#e6e6e6" fo:padding="0.0138in" fo:border="none">
        <style:tab-stops>
          <style:tab-stop style:position="1.639in"/>
        </style:tab-stops>
        <style:background-image/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style:style style:name="P19" style:family="paragraph" style:parent-style-name="Heading_20_5">
      <style:paragraph-properties fo:line-height="150%">
        <style:tab-stops>
          <style:tab-stop style:position="0in"/>
          <style:tab-stop style:position="2.5283in"/>
        </style:tab-stops>
      </style:paragraph-properties>
      <style:text-properties fo:color="#000000" style:font-name="Century Gothic" fo:font-size="14pt" fo:language="pt" fo:country="BR" fo:font-style="normal" style:text-underline-style="solid" style:text-underline-width="auto" style:text-underline-color="font-color" fo:font-weight="bold" style:font-name-asian="Times New Roman" style:font-size-asian="14pt" style:language-asian="en" style:country-asian="US" style:font-style-asian="normal" style:font-weight-asian="bold" style:font-name-complex="Times New Roman" style:font-size-complex="14pt" style:language-complex="ar" style:country-complex="SA" style:font-style-complex="italic" style:font-weight-complex="bold"/>
    </style:style>
    <style:style style:name="P20" style:family="paragraph" style:parent-style-name="Heading_20_8">
      <style:paragraph-properties fo:text-align="center" style:justify-single-word="false" fo:background-color="transparent">
        <style:tab-stops>
          <style:tab-stop style:position="0in"/>
        </style:tab-stops>
        <style:background-image/>
      </style:paragraph-properties>
      <style:text-properties style:use-window-font-color="true" style:font-name="Century Gothic" fo:font-size="4pt" fo:language="pt" fo:country="BR" fo:font-weight="bold" style:font-name-asian="Times New Roman" style:font-size-asian="4pt" style:language-asian="en" style:country-asian="US" style:font-weight-asian="bold" style:font-name-complex="Arial" style:font-size-complex="4pt" style:language-complex="ar" style:country-complex="SA" style:font-weight-complex="bold"/>
    </style:style>
    <style:style style:name="P21" style:family="paragraph" style:parent-style-name="Heading_20_8">
      <style:paragraph-properties fo:text-align="center" style:justify-single-word="false" fo:background-color="transparent">
        <style:tab-stops>
          <style:tab-stop style:position="0in"/>
        </style:tab-stops>
        <style:background-image/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style:style style:name="P22" style:family="paragraph" style:parent-style-name="Corpo_20_de_20_texto_20_31">
      <style:paragraph-properties fo:line-height="150%" fo:text-align="center" style:justify-single-word="false"/>
      <style:text-properties fo:font-variant="normal" fo:text-transform="none" fo:color="#000000" style:font-name="Sans" fo:font-size="7pt" fo:letter-spacing="normal" fo:language="pt" fo:country="BR" fo:font-style="normal" fo:font-weight="normal" style:font-name-asian="Times New Roman" style:font-size-asian="7pt" style:language-asian="en" style:country-asian="US" style:font-weight-asian="normal" style:font-name-complex="Times New Roman" style:font-size-complex="7pt" style:language-complex="ar" style:country-complex="SA" style:font-weight-complex="normal"/>
    </style:style>
    <style:style style:name="T1" style:family="text">
      <style:text-properties fo:color="#000000" style:font-name-asian="MS Mincho"/>
    </style:style>
    <style:style style:name="T2" style:family="text">
      <style:text-properties fo:color="#000000" style:font-name="Century Gothic" fo:language="pt" fo:country="BR" fo:font-weight="normal" style:font-name-asian="MS Mincho" style:language-asian="en" style:country-asian="US" style:font-weight-asian="normal" style:font-name-complex="Arial" style:language-complex="ar" style:country-complex="SA" style:font-weight-complex="normal"/>
    </style:style>
    <style:style style:name="T3" style:family="text">
      <style:text-properties fo:color="#000000" style:font-name="Century Gothic" fo:language="pt" fo:country="BR" style:font-name-asian="Times New Roman" style:language-asian="en" style:country-asian="US" style:font-name-complex="Times New Roman" style:language-complex="ar" style:country-complex="SA"/>
    </style:style>
    <style:style style:name="T4" style:family="text">
      <style:text-properties style:use-window-font-color="true" style:font-name="Century Gothic" fo:language="pt" fo:country="BR" fo:font-weight="bold" style:font-name-asian="Times New Roman" style:language-asian="en" style:country-asian="US" style:font-weight-asian="bold" style:font-name-complex="Times New Roman" style:language-complex="ar" style:country-complex="SA"/>
    </style:style>
    <style:style style:name="T5" style:family="text">
      <style:text-properties style:use-window-font-color="true" style:font-name="Century Gothic" fo:language="pt" fo:country="BR" fo:font-weight="bold" style:font-name-asian="Times New Roman" style:language-asian="en" style:country-asian="US" style:font-weight-asian="bold" style:font-name-complex="Times New Roman" style:language-complex="ar" style:country-complex="SA" style:font-weight-complex="bold"/>
    </style:style>
    <style:style style:name="T6" style:family="text">
      <style:text-properties style:use-window-font-color="true" style:font-name="Century Gothic" fo:language="pt" fo:country="BR" style:font-name-asian="Times New Roman" style:language-asian="en" style:country-asian="US" style:font-name-complex="Times New Roman" style:language-complex="ar" style:country-complex="SA"/>
    </style:style>
    <style:style style:name="T7" style:family="text">
      <style:text-properties style:use-window-font-color="true" style:font-name="Century Gothic" fo:language="pt" fo:country="BR" style:font-name-asian="Times New Roman" style:language-asian="en" style:country-asian="US" style:font-name-complex="Times New Roman" style:language-complex="ar" style:country-complex="SA" style:font-weight-complex="bold"/>
    </style:style>
    <style:style style:name="T8" style:family="text">
      <style:text-properties style:use-window-font-color="true" style:font-name="Century Gothic" fo:language="pt" fo:country="BR" fo:font-weight="normal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9" style:family="text">
      <style:text-properties style:font-name-asian="MS Mincho" style:font-name-complex="Arial"/>
    </style:style>
    <style:style style:name="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ERTIDÃO NEGATIVA DE DÉBITOS</text:p>
      <text:p text:style-name="P4"/>
      <text:h text:style-name="P20" text:outline-level="8"/>
      <text:h text:style-name="P21" text:outline-level="8">Nº <text:span text:style-name="T1">[Dat1.num_documento]</text:span>/<text:span text:style-name="T1">[Dat1.exercicio]</text:span></text:h>
      <text:p text:style-name="P6"/>
      <text:p text:style-name="P5"/>
      <text:p text:style-name="P15"><text:span text:style-name="T5">CGM:</text:span><text:span text:style-name="T6"> </text:span><text:span text:style-name="T2">[Dat1.numcgm]</text:span></text:p>
      <text:p text:style-name="P16"><text:span text:style-name="T4">Contribuinte: </text:span><text:span text:style-name="T2">[Dat1.contribuinte]</text:span></text:p>
      <text:p text:style-name="P16"><text:span text:style-name="T4">C.P.F/CN.P.J.: </text:span><text:span text:style-name="T2">[Dat1.cpf]</text:span><text:span text:style-name="T8"> </text:span><text:span text:style-name="T2">[Dat1.cnpj]</text:span></text:p>
      <text:p text:style-name="P16"><text:span text:style-name="T4">Inscrição Imobiliária: </text:span><text:span text:style-name="T4"><text:s/></text:span><text:span text:style-name="T2">[Dat1.inscricao_municipal]</text:span><text:span text:style-name="T7"><text:tab/><text:tab/></text:span><text:span text:style-name="T5">Inscrição Econômica: </text:span><text:span text:style-name="T5"><text:s/></text:span><text:span text:style-name="T2">[Dat1.inscricao_economica]</text:span></text:p>
      <text:p text:style-name="P16"><text:span text:style-name="T5">Endereço: </text:span><text:span text:style-name="T2">[Dat1.endereco] [Dat1.bairro] [Dat1.cep] [Dat1.municipio]</text:span></text:p>
      <text:p text:style-name="P7"/>
      <text:p text:style-name="P17"/>
      <text:p text:style-name="P10"><text:span text:style-name="T3">Ressalvado o direito de a Secretaria Municipal de Administração e Finanças cobrar quaisquer dívidas que vierem a ser apuradas, de responsabilidade do Contribuinte supra identificado, certificam</text:span><text:span text:style-name="T6">os que não constam, até a presente data, pendências financeiras relativas ao IMOVEL / CONTRIBUITE. <text:s/>Informações certificadas por meio da Coordenação Fazendária deste Município.</text:span></text:p>
      <text:p text:style-name="P8"/>
      <text:h text:style-name="P19" text:outline-level="5"/>
      <text:h text:style-name="P19" text:outline-level="5">VALIDADE: 30 DIAS</text:h>
      <text:p text:style-name="P12">ESTA CERTIDÃO REFERE-SE APENAS AO <text:s/>IMÓVEL / CONTRIBUINTE <text:s/>CITADO ACIMA.</text:p>
      <text:p text:style-name="P11"/>
      <text:p text:style-name="P22">Art. 285 da Lei nº 483, de 19 de dezembro de 2006 - Código Tributário Nacional (CTN).</text:p>
      <text:p text:style-name="P13"/>
      <text:p text:style-name="P13"/>
      <text:p text:style-name="P13">Manaquiri, <text:span text:style-name="T9">[Dat2.dt_emissao]</text:span>.</text:p>
      <text:p text:style-name="P14"/>
      <text:p text:style-name="P14"/>
      <text:p text:style-name="P14"/>
      <text:p text:style-name="P9">Jandeir Aguiar Souto</text:p>
      <text:p text:style-name="P9">Secretário Municipal de Fazend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" svg:font-family="Sans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Bitstream Vera Sans" svg:font-family="'Bitstream Vera Sans'" style:font-family-generic="roman" style:font-pitch="variable"/>
    <style:font-face style:name="DejaVu Sans" svg:font-family="'DejaVu Sans'" style:font-family-generic="roman" style:font-pitch="variable"/>
    <style:font-face style:name="Galliard BT" svg:font-family="'Galliard B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DejaVu Sans" fo:font-size="12pt" fo:language="pt" fo:country="BR" style:font-name-asian="DejaVu Sans1" style:font-size-asian="12pt" style:language-asian="en" style:country-asian="US" style:font-name-complex="DejaVu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="100%" fo:margin-left="0in" fo:margin-right="0in" fo:margin-top="0.1665in" fo:margin-bottom="0in" fo:text-align="justify" style:justify-single-word="false" fo:text-indent="0.4917in" style:auto-text-indent="false"/>
      <style:text-properties fo:font-size="14pt" fo:font-weight="bold" style:font-size-asian="14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Bitstream Vera San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in" fo:margin-right="0in" fo:text-indent="0in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in" fo:margin-right="0in" fo:text-indent="0in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in" fo:margin-right="0in" fo:line-height="150%" fo:text-align="end" style:justify-single-word="false" fo:text-indent="0in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in" fo:margin-right="0in" fo:text-align="center" style:justify-single-word="false" fo:text-indent="0in" style:auto-text-indent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in" fo:margin-right="0in" fo:text-align="center" style:justify-single-word="false" fo:text-indent="0in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0in" fo:margin-right="0in" fo:text-indent="0in" style:auto-text-indent="false" fo:keep-with-next="always"/>
      <style:text-properties style:font-name="Century Gothic" fo:font-size="11pt" fo:font-weight="bold" style:font-size-asian="11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in" fo:margin-right="0in" fo:text-align="center" style:justify-single-word="false" fo:text-indent="0in" style:auto-text-indent="false" fo:keep-with-next="always"/>
      <style:text-properties style:font-name="Galliard BT" fo:font-weight="bold" style:font-weight-asian="bold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genda1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Corpo_20_de_20_texto_20_21" style:display-name="Corpo de texto 21" style:family="paragraph" style:parent-style-name="Standard">
      <style:paragraph-properties fo:text-align="justify" style:justify-single-word="false"/>
    </style:style>
    <style:style style:name="Corpo_20_de_20_texto_20_31" style:display-name="Corpo de texto 31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Corpo_20_de_20_texto_20_22" style:display-name="Corpo de texto 22" style:family="paragraph" style:parent-style-name="Standard">
      <style:paragraph-properties fo:text-align="justify" style:justify-single-word="false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5" style:family="text">
      <style:text-properties style:font-name="Wingdings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Fonte_20_parág._20_padrão1" style:display-name="Fonte parág. padrão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orpo_20_de_20_texto_20_21">
      <style:paragraph-properties fo:text-align="start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MP2" style:family="paragraph" style:parent-style-name="Texto_20_simples">
      <style:text-properties style:use-window-font-color="true" style:font-name="Verdana" fo:font-size="8pt" fo:language="pt" fo:country="BR" fo:font-weight="bold" style:font-name-asian="MS Mincho" style:font-size-asian="8pt" style:language-asian="en" style:country-asian="US" style:font-weight-asian="bold" style:font-name-complex="Arial" style:font-size-complex="8pt" style:language-complex="ar" style:country-complex="SA" style:font-weight-complex="bold"/>
    </style:style>
    <style:style style:name="MP3" style:family="paragraph" style:parent-style-name="Corpo_20_de_20_texto_20_22">
      <style:paragraph-properties fo:text-align="start" style:justify-single-word="false"/>
      <style:text-properties style:use-window-font-color="true" style:font-name="Arial" fo:font-size="10pt" fo:language="pt" fo:country="BR" fo:font-weight="bold" style:font-name-asian="Times New Roman" style:font-size-asian="10pt" style:language-asian="en" style:country-asian="US" style:font-weight-asian="bold" style:font-name-complex="Arial" style:font-size-complex="12pt" style:language-complex="ar" style:country-complex="SA" style:font-weight-complex="bold"/>
    </style:style>
    <style:style style:name="M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M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="0.5902in" fo:margin-top="0.5902in" fo:margin-bottom="0.5902in" fo:margin-left="0.5902in" fo:margin-right="0.5902in" fo:background-color="#ffffff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2547in" fo:margin-left="0in" fo:margin-right="0in" fo:margin-bottom="1.2161in" style:dynamic-spacing="true"/>
      </style:header-style>
      <style:footer-style>
        <style:header-footer-properties fo:min-height="0.1752in" fo:margin-left="0in" fo:margin-right="0in" fo:margin-top="0.1362in" style:dynamic-spacing="true"/>
      </style:footer-style>
    </style:page-layout>
  </office:automatic-styles>
  <office:master-styles>
    <style:master-page style:name="Standard" style:page-layout-name="Mpm1">
      <style:header>
        <text:p text:style-name="MP1">PREFEITURA MUNICIPAL DE MANAQUIRI <draw:frame draw:style-name="Mfr1" draw:name="Frame1" text:anchor-type="char" svg:x="5.6827in" svg:y="0.0083in" svg:width="1.3929in" svg:height="0.7563in" draw:z-index="0"><draw:text-box><text:p text:style-name="Standard"><draw:frame draw:style-name="Mfr2" draw:name="figura1" text:anchor-type="paragraph" svg:width="1.3929in" svg:height="0.6374in" draw:z-index="1"><draw:image xlink:href="Pictures/100002010000019F000000BEB31593A1.png" xlink:type="simple" xlink:show="embed" xlink:actuate="onLoad"/></draw:frame></text:p></draw:text-box></draw:frame></text:p>
        <text:p text:style-name="MP2">PODER EXECUTIVO </text:p>
        <text:p text:style-name="MP2">SECRETARIA MUNICIPAL DE FAZENDA </text:p>
        <text:p text:style-name="MP3"/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ATA DA REUNIÃO DO DIA 31/03/05</dc:title>
    <meta:initial-creator>rita</meta:initial-creator>
    <meta:creation-date>2007-10-03T10:11:00</meta:creation-date>
    <dc:date>2013-06-24T11:21:56</dc:date>
    <meta:print-date>2007-10-05T10:55:00</meta:print-date>
    <dc:language>pt-BR</dc:language>
    <meta:editing-cycles>21</meta:editing-cycles>
    <meta:editing-duration>PT57M7S</meta:editing-duration>
    <meta:document-statistic meta:table-count="0" meta:image-count="1" meta:object-count="0" meta:page-count="1" meta:paragraph-count="17" meta:word-count="122" meta:character-count="1028" meta:non-whitespace-character-count="913"/>
    <meta:user-defined meta:name="Info 1"/>
    <meta:user-defined meta:name="Info 2"/>
    <meta:user-defined meta:name="Info 3"/>
    <meta:user-defined meta:name="Info 4"/>
  </office:meta>
</office:document-meta>
</file>